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form-container</text:span> {</text:p>
      <text:p text:style-name="P2">  <text:span text:style-name="T2">background-color</text:span><text:span text:style-name="T3">: </text:span><text:span text:style-name="T4">#ffffff</text:span><text:span text:style-name="T3">;</text:span></text:p>
      <text:p text:style-name="P2">  <text:span text:style-name="T2">padding</text:span><text:span text:style-name="T3">: </text:span><text:span text:style-name="T5">30px</text:span><text:span text:style-name="T3"> </text:span><text:span text:style-name="T5">25px</text:span><text:span text:style-name="T3">;</text:span></text:p>
      <text:p text:style-name="P2">  <text:span text:style-name="T2">border-radius</text:span><text:span text:style-name="T3">: </text:span><text:span text:style-name="T5">15px</text:span><text:span text:style-name="T3">;  </text:span></text:p>
      <text:p text:style-name="P2">  <text:span text:style-name="T2">max-width</text:span><text:span text:style-name="T3">: </text:span><text:span text:style-name="T5">800px</text:span><text:span text:style-name="T3">;</text:span></text:p>
      <text:p text:style-name="P2">  <text:span text:style-name="T2">width</text:span><text:span text:style-name="T3">: </text:span><text:span text:style-name="T5">95%</text:span><text:span text:style-name="T3">;</text:span></text:p>
      <text:p text:style-name="P2">  <text:span text:style-name="T2">margin</text:span><text:span text:style-name="T3">: </text:span><text:span text:style-name="T5">40px</text:span><text:span text:style-name="T3"> </text:span><text:span text:style-name="T4">auto</text:span><text:span text:style-name="T3">;</text:span></text:p>
      <text:p text:style-name="P2">  <text:span text:style-name="T2">box-shadow</text:span><text:span text:style-name="T3">: </text:span><text:span text:style-name="T5">0</text:span><text:span text:style-name="T3"> </text:span><text:span text:style-name="T5">10px</text:span><text:span text:style-name="T3"> </text:span><text:span text:style-name="T5">30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2</text:span><text:span text:style-name="T3">)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1">}</text:p>
      <text:p text:style-name="P3"/>
      <text:p text:style-name="P4">/* Etiquetas */</text:p>
      <text:p text:style-name="P1"><text:span text:style-name="T1">form</text:span> <text:span text:style-name="T1">label</text:span> {</text:p>
      <text:p text:style-name="P2">  <text:span text:style-name="T2">display</text:span><text:span text:style-name="T3">: </text:span><text:span text:style-name="T4">block</text:span><text:span text:style-name="T3">;</text:span></text:p>
      <text:p text:style-name="P2">  <text:span text:style-name="T2">margin-bottom</text:span><text:span text:style-name="T3">: </text:span><text:span text:style-name="T5">10px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2">  <text:span text:style-name="T2">color</text:span><text:span text:style-name="T3">: </text:span><text:span text:style-name="T4">#333</text:span><text:span text:style-name="T3">;</text:span></text:p>
      <text:p text:style-name="P1">}</text:p>
      <text:p text:style-name="P3"/>
      <text:p text:style-name="P4">/* Inputs */</text:p>
      <text:p text:style-name="P1"><text:span text:style-name="T1">input</text:span>[<text:span text:style-name="T7">type</text:span><text:span text:style-name="T8">=</text:span><text:span text:style-name="T9">"text"</text:span>],</text:p>
      <text:p text:style-name="P1"><text:span text:style-name="T1">input</text:span>[<text:span text:style-name="T7">type</text:span><text:span text:style-name="T8">=</text:span><text:span text:style-name="T9">"number"</text:span>],</text:p>
      <text:p text:style-name="P1"><text:span text:style-name="T1">input</text:span>[<text:span text:style-name="T7">type</text:span><text:span text:style-name="T8">=</text:span><text:span text:style-name="T9">"date"</text:span>] {</text:p>
      <text:p text:style-name="P2">  <text:span text:style-name="T2">width</text:span><text:span text:style-name="T3">: </text:span><text:span text:style-name="T5">90%</text:span><text:span text:style-name="T3">;</text:span></text:p>
      <text:p text:style-name="P2">  <text:span text:style-name="T2">padding</text:span><text:span text:style-name="T3">: </text:span><text:span text:style-name="T5">10px</text:span><text:span text:style-name="T3">;</text:span></text:p>
      <text:p text:style-name="P2">  <text:span text:style-name="T2">margin-top</text:span><text:span text:style-name="T3">: </text:span><text:span text:style-name="T5">5px</text:span><text:span text:style-name="T3">;</text:span></text:p>
      <text:p text:style-name="P2">  <text:span text:style-name="T2">margin-bottom</text:span><text:span text:style-name="T3">: </text:span><text:span text:style-name="T5">15px</text:span><text:span text:style-name="T3">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2">  <text:span text:style-name="T2">font-size</text:span><text:span text:style-name="T3">: </text:span><text:span text:style-name="T5">1rem</text:span><text:span text:style-name="T3">;</text:span></text:p>
      <text:p text:style-name="P2">  <text:span text:style-name="T2">transition</text:span><text:span text:style-name="T3">: border-color </text:span><text:span text:style-name="T5">0.3s</text:span><text:span text:style-name="T3"> </text:span><text:span text:style-name="T4">ease</text:span><text:span text:style-name="T3">;</text:span></text:p>
      <text:p text:style-name="P1">}</text:p>
      <text:p text:style-name="P3"/>
      <text:p text:style-name="P1"><text:span text:style-name="T1">input</text:span>[<text:span text:style-name="T7">type</text:span><text:span text:style-name="T8">=</text:span><text:span text:style-name="T9">"text"</text:span>]<text:span text:style-name="T1">:focus</text:span>,</text:p>
      <text:p text:style-name="P1"><text:span text:style-name="T1">input</text:span>[<text:span text:style-name="T7">type</text:span><text:span text:style-name="T8">=</text:span><text:span text:style-name="T9">"number"</text:span>]<text:span text:style-name="T1">:focus</text:span>,</text:p>
      <text:p text:style-name="P1"><text:span text:style-name="T1">input</text:span>[<text:span text:style-name="T7">type</text:span><text:span text:style-name="T8">=</text:span><text:span text:style-name="T9">"date"</text:span>]<text:span text:style-name="T1">:focus</text:span> {</text:p>
      <text:p text:style-name="P2">  <text:span text:style-name="T2">border-color</text:span><text:span text:style-name="T3">: </text:span><text:span text:style-name="T4">#0088fe</text:span><text:span text:style-name="T3">;</text:span></text:p>
      <text:p text:style-name="P2">  <text:span text:style-name="T2">outline</text:span><text:span text:style-name="T3">: </text:span><text:span text:style-name="T4">none</text:span><text:span text:style-name="T3">;</text:span></text:p>
      <text:p text:style-name="P1">}</text:p>
      <text:p text:style-name="P3"/>
      <text:p text:style-name="P4">/* Botón principal */</text:p>
      <text:p text:style-name="P1"><text:span text:style-name="T1">button</text:span> {</text:p>
      <text:p text:style-name="P2">  <text:span text:style-name="T2">margin-top</text:span><text:span text:style-name="T3">: </text:span><text:span text:style-name="T5">20px</text:span><text:span text:style-name="T3">;</text:span></text:p>
      <text:p text:style-name="P2">  <text:span text:style-name="T2">padding</text:span><text:span text:style-name="T3">: </text:span><text:span text:style-name="T5">12px</text:span><text:span text:style-name="T3">;</text:span>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background-color</text:span><text:span text:style-name="T3">: </text:span><text:span text:style-name="T4">#0088fe</text:span><text:span text:style-name="T3">;</text:span></text:p>
      <text:p text:style-name="P2">  <text:span text:style-name="T2">color</text:span><text:span text:style-name="T3">: </text:span><text:span text:style-name="T4">white</text:span><text:span text:style-name="T3">;</text:span></text:p>
      <text:p text:style-name="P2">  <text:span text:style-name="T2">border</text:span><text:span text:style-name="T3">: </text:span><text:span text:style-name="T4">none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2">  <text:span text:style-name="T2">cursor</text:span><text:span text:style-name="T3">: </text:span><text:span text:style-name="T4">pointer</text:span><text:span text:style-name="T3">;</text:span></text:p>
      <text:p text:style-name="P2">  <text:span text:style-name="T2">font-size</text:span><text:span text:style-name="T3">: </text:span><text:span text:style-name="T5">1rem</text:span><text:span text:style-name="T3">;</text:span></text:p>
      <text:p text:style-name="P2"><text:soft-page-break/>  <text:span text:style-name="T2">transition</text:span><text:span text:style-name="T3">: background-color </text:span><text:span text:style-name="T5">0.3s</text:span><text:span text:style-name="T3"> </text:span><text:span text:style-name="T4">ease</text:span><text:span text:style-name="T3">;</text:span></text:p>
      <text:p text:style-name="P1">}</text:p>
      <text:p text:style-name="P3"/>
      <text:p text:style-name="P1"><text:span text:style-name="T1">button:hover</text:span> {</text:p>
      <text:p text:style-name="P2">  <text:span text:style-name="T2">background-color</text:span><text:span text:style-name="T3">: </text:span><text:span text:style-name="T4">#006fcb</text:span><text:span text:style-name="T3">;</text:span></text:p>
      <text:p text:style-name="P1">}</text:p>
      <text:p text:style-name="P3"/>
      <text:p text:style-name="P4">/* Mensajes */</text:p>
      <text:p text:style-name="P1"><text:span text:style-name="T1">.error</text:span> {</text:p>
      <text:p text:style-name="P2">  <text:span text:style-name="T2">color</text:span><text:span text:style-name="T3">: </text:span><text:span text:style-name="T4">red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2">  <text:span text:style-name="T2">margin-bottom</text:span><text:span text:style-name="T3">: </text:span><text:span text:style-name="T5">10px</text:span><text:span text:style-name="T3">;</text:span></text:p>
      <text:p text:style-name="P1">}</text:p>
      <text:p text:style-name="P3"/>
      <text:p text:style-name="P1"><text:span text:style-name="T1">.success</text:span> {</text:p>
      <text:p text:style-name="P2">  <text:span text:style-name="T2">color</text:span><text:span text:style-name="T3">: </text:span><text:span text:style-name="T4">green</text:span><text:span text:style-name="T3">;</text:span></text:p>
      <text:p text:style-name="P2">  <text:span text:style-name="T2">font-size</text:span><text:span text:style-name="T3">: </text:span><text:span text:style-name="T5">0.95rem</text:span><text:span text:style-name="T3">;</text:span></text:p>
      <text:p text:style-name="P2">  <text:span text:style-name="T2">margin-bottom</text:span><text:span text:style-name="T3">: </text:span><text:span text:style-name="T5">10px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1">}</text:p>
      <text:p text:style-name="P3"/>
      <text:p text:style-name="P4">/* --- Nueva sección para la tabla de ingresos --- */</text:p>
      <text:p text:style-name="P1"><text:span text:style-name="T1">.table-container</text:span> {</text:p>
      <text:p text:style-name="P2">  <text:span text:style-name="T2">margin-top</text:span><text:span text:style-name="T3">: </text:span><text:span text:style-name="T5">30px</text:span><text:span text:style-name="T3">;</text:span></text:p>
      <text:p text:style-name="P2">  <text:span text:style-name="T2">overflow-x</text:span><text:span text:style-name="T3">: </text:span><text:span text:style-name="T4">auto</text:span><text:span text:style-name="T3">; </text:span><text:span text:style-name="T10">/* para pantallas chicas */</text:span></text:p>
      <text:p text:style-name="P1">}</text:p>
      <text:p text:style-name="P3"/>
      <text:p text:style-name="P1"><text:span text:style-name="T1">table</text:span> {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border-collapse</text:span><text:span text:style-name="T3">: </text:span><text:span text:style-name="T4">collapse</text:span><text:span text:style-name="T3">;</text:span></text:p>
      <text:p text:style-name="P2">  <text:span text:style-name="T2">margin-top</text:span><text:span text:style-name="T3">: </text:span><text:span text:style-name="T5">15px</text:span><text:span text:style-name="T3">;</text:span></text:p>
      <text:p text:style-name="P1">}</text:p>
      <text:p text:style-name="P3"/>
      <text:p text:style-name="P1"><text:span text:style-name="T1">table</text:span> <text:span text:style-name="T1">th</text:span>,</text:p>
      <text:p text:style-name="P1"><text:span text:style-name="T1">table</text:span> <text:span text:style-name="T1">td</text:span> {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  <text:span text:style-name="T2">padding</text:span><text:span text:style-name="T3">: </text:span><text:span text:style-name="T5">12px</text:span><text:span text:style-name="T3">;</text:span></text:p>
      <text:p text:style-name="P2">  <text:span text:style-name="T2">text-align</text:span><text:span text:style-name="T3">: </text:span><text:span text:style-name="T4">left</text:span><text:span text:style-name="T3">;</text:span></text:p>
      <text:p text:style-name="P1">}</text:p>
      <text:p text:style-name="P3"/>
      <text:p text:style-name="P1"><text:span text:style-name="T1">table</text:span> <text:span text:style-name="T1">th</text:span> {</text:p>
      <text:p text:style-name="P2">  <text:span text:style-name="T2">background-color</text:span><text:span text:style-name="T3">: </text:span><text:span text:style-name="T4">#f8f9fa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2">  <text:span text:style-name="T2">color</text:span><text:span text:style-name="T3">: </text:span><text:span text:style-name="T4">#333</text:span><text:span text:style-name="T3">;</text:span></text:p>
      <text:p text:style-name="P1">}</text:p>
      <text:p text:style-name="P3"/>
      <text:p text:style-name="P1"><text:span text:style-name="T1">table</text:span> <text:span text:style-name="T1">tr:nth-child</text:span>(even) {</text:p>
      <text:p text:style-name="P2">  <text:span text:style-name="T2">background-color</text:span><text:span text:style-name="T3">: </text:span><text:span text:style-name="T4">#f2f2f2</text:span><text:span text:style-name="T3">;</text:span></text:p>
      <text:p text:style-name="P1">}</text:p>
      <text:p text:style-name="P3"/>
      <text:p text:style-name="P4">/* Botones de acciones en la tabla */</text:p>
      <text:p text:style-name="P1"><text:soft-page-break/><text:span text:style-name="T1">.action-btn</text:span> {</text:p>
      <text:p text:style-name="P2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2">  <text:span text:style-name="T2">margin</text:span><text:span text:style-name="T3">: </text:span><text:span text:style-name="T5">0</text:span><text:span text:style-name="T3"> </text:span><text:span text:style-name="T5">4px</text:span><text:span text:style-name="T3">;</text:span></text:p>
      <text:p text:style-name="P2">  <text:span text:style-name="T2">border</text:span><text:span text:style-name="T3">: </text:span><text:span text:style-name="T4">none</text:span><text:span text:style-name="T3">;</text:span></text:p>
      <text:p text:style-name="P2">  <text:span text:style-name="T2">border-radius</text:span><text:span text:style-name="T3">: </text:span><text:span text:style-name="T5">4px</text:span><text:span text:style-name="T3">;</text:span></text:p>
      <text:p text:style-name="P2">  <text:span text:style-name="T2">cursor</text:span><text:span text:style-name="T3">: </text:span><text:span text:style-name="T4">pointer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1">}</text:p>
      <text:p text:style-name="P3"/>
      <text:p text:style-name="P1"><text:span text:style-name="T1">.edit-btn</text:span> {</text:p>
      <text:p text:style-name="P2">  <text:span text:style-name="T2">background-color</text:span><text:span text:style-name="T3">: </text:span><text:span text:style-name="T4">#ffc107</text:span><text:span text:style-name="T3">;</text:span></text:p>
      <text:p text:style-name="P2">  <text:span text:style-name="T2">color</text:span><text:span text:style-name="T3">: </text:span><text:span text:style-name="T4">#fff</text:span><text:span text:style-name="T3">;</text:span></text:p>
      <text:p text:style-name="P1">}</text:p>
      <text:p text:style-name="P3"/>
      <text:p text:style-name="P1"><text:span text:style-name="T1">.edit-btn:hover</text:span> {</text:p>
      <text:p text:style-name="P2">  <text:span text:style-name="T2">background-color</text:span><text:span text:style-name="T3">: </text:span><text:span text:style-name="T4">#e0a800</text:span><text:span text:style-name="T3">;</text:span></text:p>
      <text:p text:style-name="P1">}</text:p>
      <text:p text:style-name="P3"/>
      <text:p text:style-name="P1"><text:span text:style-name="T1">.delete-btn</text:span> {</text:p>
      <text:p text:style-name="P2">  <text:span text:style-name="T2">background-color</text:span><text:span text:style-name="T3">: </text:span><text:span text:style-name="T4">#dc3545</text:span><text:span text:style-name="T3">;</text:span></text:p>
      <text:p text:style-name="P2">  <text:span text:style-name="T2">color</text:span><text:span text:style-name="T3">: </text:span><text:span text:style-name="T4">#fff</text:span><text:span text:style-name="T3">;</text:span></text:p>
      <text:p text:style-name="P1">}</text:p>
      <text:p text:style-name="P3"/>
      <text:p text:style-name="P1"><text:span text:style-name="T1">.delete-btn:hover</text:span> {</text:p>
      <text:p text:style-name="P2">  <text:span text:style-name="T2">background-color</text:span><text:span text:style-name="T3">: </text:span><text:span text:style-name="T4">#b02a37</text:span><text:span text:style-name="T3">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5:35:12.548663700</meta:creation-date>
    <dc:date>2025-08-29T15:35:17.453879300</dc:date>
    <meta:editing-duration>PT5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11" meta:word-count="249" meta:character-count="1907" meta:non-whitespace-character-count="1639"/>
  </office:meta>
</office:document-meta>
</file>